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3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6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Adres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ersistent?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id&lt;DXL&gt;`</text:p>
          </table:table-cell>
          <table:table-cell office:value-type="string" calcext:value-type="string">
            <text:p>rw</text:p>
          </table:table-cell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baud&lt;DXL&gt;`</text:p>
          </table:table-cell>
          <table:table-cell office:value-type="string" calcext:value-type="string">
            <text:p>rw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led0&lt;LEDs&gt;`</text:p>
          </table:table-cell>
          <table:table-cell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byte[4]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led1&lt;LEDs&gt;`</text:p>
          </table:table-cell>
          <table:table-cell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byte[4]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led2&lt;LEDs&gt;`</text:p>
          </table:table-cell>
          <table:table-cell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byte[4]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gyro_x&lt;IMU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32</text:p>
          </table:table-cell>
          <table:table-cell table:style-name="ce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gyro_y&lt;IMU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32</text:p>
          </table:table-cell>
          <table:table-cell table:style-name="ce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gyro_z&lt;IMU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32</text:p>
          </table:table-cell>
          <table:table-cell table:style-name="ce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accel_x&lt;IMU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32</text:p>
          </table:table-cell>
          <table:table-cell table:style-name="ce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accel_y&lt;IMU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32</text:p>
          </table:table-cell>
          <table:table-cell table:style-name="ce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accel_z&lt;IMU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32</text:p>
          </table:table-cell>
          <table:table-cell table:style-name="ce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quaternion_x&lt;IMU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32</text:p>
          </table:table-cell>
          <table:table-cell table:style-name="ce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quaternion_y&lt;IMU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32</text:p>
          </table:table-cell>
          <table:table-cell table:style-name="ce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quaternion_z&lt;IMU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32</text:p>
          </table:table-cell>
          <table:table-cell table:style-name="ce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quaternion_w&lt;IMU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loat32</text:p>
          </table:table-cell>
          <table:table-cell table:style-name="ce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button0&lt;Buttons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8</text:p>
          </table:table-cell>
          <table:table-cell table:style-name="ce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button1&lt;Buttons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8</text:p>
          </table:table-cell>
          <table:table-cell table:style-name="ce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button2&lt;Buttons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8</text:p>
          </table:table-cell>
          <table:table-cell table:style-name="ce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gyro_range&lt;Ranges&gt;`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int8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accel_range&lt;Ranges&gt;`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int8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calibrate_gyro&lt;IMU calibration&gt;`</text:p>
          </table:table-cell>
          <table:table-cell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reset_gyro_calibration&lt;IMU calibration&gt;`</text:p>
          </table:table-cell>
          <table:table-cell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calibrate_accel&lt;IMU calibration&gt;`</text:p>
          </table:table-cell>
          <table:table-cell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reset_accel_calibration&lt;IMU calibration&gt;`</text:p>
          </table:table-cell>
          <table:table-cell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do_adaptive_gain&lt;Complementary Filter&gt;`</text:p>
          </table:table-cell>
          <table:table-cell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do_bias_estimation&lt;Complementary Filter&gt;`</text:p>
          </table:table-cell>
          <table:table-cell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accel_gain&lt;Complementary Filter&gt;`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float32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bias_alpha&lt;Complementary Filter&gt;`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float32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accel_calibration_threshold&lt;IMU calibration&gt;`</text:p>
          </table:table-cell>
          <table:table-cell office:value-type="string" calcext:value-type="string">
            <text:p>rw</text:p>
          </table:table-cell>
          <table:table-cell/>
          <table:table-cell table:style-name="ce3"/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accel_bias_x&lt;IMU calibration&gt;`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accel_bias_y&lt;IMU calibration&gt;`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accel_bias_z&lt;IMU calibration&gt;`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accel_scale_x&lt;IMU calibration&gt;`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1.0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accel_scale_y&lt;IMU calibration&gt;`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1.0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ref:`accel_scale_z&lt;IMU calibration&gt;`</text:p>
          </table:table-cell>
          <table:table-cell office:value-type="string" calcext:value-type="string">
            <text:p>rw</text:p>
          </table:table-cell>
          <table:table-cell table:style-name="ce2" office:value-type="string" calcext:value-type="string">
            <text:p>1.0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.00.0000</text:date>, <text:time style:data-style-name="N2" text:time-value="00:14:25.334837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23:54:22.626126138</meta:creation-date>
    <dc:date>2021-01-18T00:20:07.578681329</dc:date>
    <meta:editing-duration>PT6M17S</meta:editing-duration>
    <meta:editing-cycles>2</meta:editing-cycles>
    <meta:generator>LibreOffice/6.0.7.3$Linux_X86_64 LibreOffice_project/00m0$Build-3</meta:generator>
    <meta:document-statistic meta:table-count="1" meta:cell-count="220" meta:object-count="0"/>
  </office:meta>
</office:document-meta>
</file>